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fo:min-height="3.257cm"/>
    </style:style>
    <style:style style:name="pr2" style:family="presentation" style:parent-style-name="lyt-darkblue-subtitle">
      <style:graphic-properties draw:fill-color="#ffffff" fo:min-height="13.465cm"/>
    </style:style>
    <style:style style:name="pr3" style:family="presentation" style:parent-style-name="lyt-darkblue-notes" style:list-style-name="L3">
      <style:graphic-properties draw:fill-color="#ffffff" draw:auto-grow-height="true" fo:min-height="11.411cm"/>
    </style:style>
    <style:style style:name="pr4" style:family="presentation" style:parent-style-name="lyt-darkblue-title">
      <style:graphic-properties draw:fill-color="#ffffff" draw:auto-grow-height="true" fo:min-height="3.508cm"/>
    </style:style>
    <style:style style:name="pr5" style:family="presentation" style:parent-style-name="lyt-darkblue-outline1">
      <style:graphic-properties draw:fill-color="#ffffff" fo:min-height="13.465cm"/>
    </style:style>
    <style:style style:name="pr6" style:family="presentation" style:parent-style-name="lyt-darkblue-notes">
      <style:graphic-properties draw:fill-color="#ffffff" fo:min-height="11.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family="'Courier New'" style:font-family-generic="modern" style:font-pitch="fixe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text-style-name="P1" draw:layer="layout" svg:width="23.912cm" svg:height="3.257cm" svg:x="2.058cm" svg:y="0.909cm" presentation:class="title">
          <draw:text-box>
            <text:p text:style-name="P1">Contest strategy</text:p>
          </draw:text-box>
        </draw:frame>
        <draw:frame presentation:style-name="pr2" draw:text-style-name="P2" draw:layer="layout" svg:width="24.369cm" svg:height="13.465cm" svg:x="2.058cm" svg:y="5.578cm" presentation:class="subtitl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4" draw:text-style-name="P1" draw:layer="layout" svg:width="23.912cm" svg:height="3.508cm" svg:x="2.058cm" svg:y="0.784cm" presentation:class="title">
          <draw:text-box>
            <text:p text:style-name="P1">Contents</text:p>
          </draw:text-box>
        </draw:frame>
        <draw:frame presentation:style-name="pr5" draw:text-style-name="P3" draw:layer="layout" svg:width="24.369cm" svg:height="13.465cm" svg:x="2.058cm" svg:y="5.553cm" presentation:class="outline" presentation:user-transformed="true">
          <draw:text-box>
            <text:list text:style-name="L2">
              <text:list-item>
                <text:p text:style-name="P3">Reading</text:p>
              </text:list-item>
            </text:list>
            <text:list text:style-name="L2">
              <text:list-item>
                <text:p text:style-name="P3">Planning</text:p>
              </text:list-item>
            </text:list>
            <text:list text:style-name="L2">
              <text:list-item>
                <text:p text:style-name="P3">Coding</text:p>
              </text:list-item>
            </text:list>
            <text:list text:style-name="L2">
              <text:list-item>
                <text:p text:style-name="P3">Testing</text:p>
              </text:list-item>
            </text:list>
            <text:list text:style-name="L2">
              <text:list-item>
                <text:p text:style-name="P3">Debugging</text:p>
              </text:list-item>
            </text:list>
            <text:list text:style-name="L2">
              <text:list-item>
                <text:p text:style-name="P3">Time managemen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1" draw:text-style-name="P1" draw:layer="layout" svg:width="23.912cm" svg:height="3.257cm" svg:x="2.058cm" svg:y="0.909cm" presentation:class="title">
          <draw:text-box>
            <text:p text:style-name="P1">Reading</text:p>
          </draw:text-box>
        </draw:frame>
        <draw:frame presentation:style-name="pr5" draw:text-style-name="P3" draw:layer="layout" svg:width="24.369cm" svg:height="13.465cm" svg:x="2.058cm" svg:y="5.453cm" presentation:class="outline">
          <draw:text-box>
            <text:list text:style-name="L2">
              <text:list-item>
                <text:p text:style-name="P3">Read all the problems before doing any coding</text:p>
              </text:list-item>
            </text:list>
            <text:list text:style-name="L2">
              <text:list-item>
                <text:p text:style-name="P3">Make notes</text:p>
              </text:list-item>
            </text:list>
            <text:list text:style-name="L2">
              <text:list-item>
                <text:p text:style-name="P3">How long should you spend on reading?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1" draw:text-style-name="P1" draw:layer="layout" svg:width="23.912cm" svg:height="3.257cm" svg:x="2.058cm" svg:y="0.909cm" presentation:class="title">
          <draw:text-box>
            <text:p text:style-name="P1">Planning</text:p>
          </draw:text-box>
        </draw:frame>
        <draw:frame presentation:style-name="pr5" draw:text-style-name="P3" draw:layer="layout" svg:width="24.369cm" svg:height="13.465cm" svg:x="2.058cm" svg:y="5.453cm" presentation:class="outline">
          <draw:text-box>
            <text:list text:style-name="L2">
              <text:list-item>
                <text:p text:style-name="P3">Don't implement as soon as you have one solution</text:p>
              </text:list-item>
            </text:list>
            <text:list text:style-name="L2">
              <text:list-item>
                <text:p text:style-name="P3">Estimate the big-O time</text:p>
              </text:list-item>
            </text:list>
            <text:list text:style-name="L2">
              <text:list-item>
                <text:p text:style-name="P3">Estimate the memory</text:p>
              </text:list-item>
            </text:list>
            <text:list text:style-name="L2">
              <text:list-item>
                <text:p text:style-name="P3">Check that your solution works</text:p>
              </text:list-item>
            </text:list>
            <text:list text:style-name="L2">
              <text:list-item>
                <text:p text:style-name="P3">Implement the simplest possible solution</text:p>
              </text:list-item>
            </text:list>
            <text:list text:style-name="L2">
              <text:list-item>
                <text:p text:style-name="P3">How long do you spend on planning?</text:p>
              </text:list-item>
            </text:list>
            <text:list text:style-name="L2">
              <text:list-item>
                <text:p text:style-name="P3">Mathematical modelling?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1" draw:text-style-name="P1" draw:layer="layout" svg:width="23.912cm" svg:height="3.257cm" svg:x="2.058cm" svg:y="0.909cm" presentation:class="title">
          <draw:text-box>
            <text:p text:style-name="P1">Coding</text:p>
          </draw:text-box>
        </draw:frame>
        <draw:frame presentation:style-name="pr5" draw:text-style-name="P3" draw:layer="layout" svg:width="24.369cm" svg:height="13.465cm" svg:x="2.058cm" svg:y="5.453cm" presentation:class="outline">
          <draw:text-box>
            <text:list text:style-name="L2">
              <text:list-item>
                <text:p text:style-name="P3">Don't try to be too clever</text:p>
              </text:list-item>
            </text:list>
            <text:list text:style-name="L2">
              <text:list-item>
                <text:p text:style-name="P3">When do you go back and plan?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1" draw:text-style-name="P1" draw:layer="layout" svg:width="23.912cm" svg:height="3.257cm" svg:x="2.058cm" svg:y="0.909cm" presentation:class="title">
          <draw:text-box>
            <text:p text:style-name="P1">Testing</text:p>
          </draw:text-box>
        </draw:frame>
        <draw:frame presentation:style-name="pr5" draw:text-style-name="P3" draw:layer="layout" svg:width="24.369cm" svg:height="13.465cm" svg:x="2.058cm" svg:y="5.453cm" presentation:class="outline" presentation:user-transformed="true">
          <draw:text-box>
            <text:list text:style-name="L2">
              <text:list-item>
                <text:p text:style-name="P3">Unit testing</text:p>
              </text:list-item>
            </text:list>
            <text:list text:style-name="L2">
              <text:list-item>
                <text:p text:style-name="P3">White-box testing</text:p>
              </text:list-item>
            </text:list>
            <text:list text:style-name="L2">
              <text:list-item>
                <text:p text:style-name="P3">Regression testing</text:p>
              </text:list-item>
            </text:list>
            <text:list text:style-name="L2">
              <text:list-item>
                <text:p text:style-name="P3">Speed testing</text:p>
              </text:list-item>
            </text:list>
            <text:list text:style-name="L2">
              <text:list-item>
                <text:p text:style-name="P3">Boundary cases and special cases</text:p>
              </text:list-item>
            </text:list>
            <text:list text:style-name="L2">
              <text:list-item>
                <text:p text:style-name="P3">Comparative testing</text:p>
              </text:list-item>
            </text:list>
            <text:list text:style-name="L2">
              <text:list-item>
                <text:p text:style-name="P3">Compiler help: <text:span text:style-name="T1">-Wall</text:span>; <text:span text:style-name="T2">-Wall -O2</text:span>; <text:span text:style-name="T1">-ftrapv</text:span></text:p>
              </text:list-item>
            </text:list>
            <text:list text:style-name="L2">
              <text:list-item>
                <text:p text:style-name="P3">Code review</text:p>
              </text:list-item>
            </text:list>
            <text:list text:style-name="L2">
              <text:list-item>
                <text:p text:style-name="P3">Assertions: <text:span text:style-name="T1">assert(condition);</text:span></text:p>
              </text:list-item>
            </text:list>
            <text:list text:style-name="L2">
              <text:list-item>
                <text:p text:style-name="P3">How long do you spend on testing?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1" draw:text-style-name="P1" draw:layer="layout" svg:width="23.912cm" svg:height="3.257cm" svg:x="2.058cm" svg:y="0.909cm" presentation:class="title">
          <draw:text-box>
            <text:p text:style-name="P1">Debugging</text:p>
          </draw:text-box>
        </draw:frame>
        <draw:frame presentation:style-name="pr5" draw:text-style-name="P3" draw:layer="layout" svg:width="24.369cm" svg:height="13.465cm" svg:x="2.058cm" svg:y="5.453cm" presentation:class="outline">
          <draw:text-box>
            <text:list text:style-name="L2">
              <text:list-item>
                <text:p text:style-name="P3">Learn to use a debugger</text:p>
              </text:list-item>
            </text:list>
            <text:list text:style-name="L2">
              <text:list-item>
                <text:p text:style-name="P3">What do you do when you find a bug?</text:p>
              </text:list-item>
            </text:list>
            <text:list text:style-name="L2">
              <text:list-item>
                <text:p text:style-name="P3">When do you cut your losses and give up?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draw:frame presentation:style-name="pr1" draw:text-style-name="P1" draw:layer="layout" svg:width="23.912cm" svg:height="3.257cm" svg:x="2.058cm" svg:y="0.909cm" presentation:class="title">
          <draw:text-box>
            <text:p text:style-name="P1">Time management</text:p>
          </draw:text-box>
        </draw:frame>
        <draw:frame presentation:style-name="pr5" draw:text-style-name="P3" draw:layer="layout" svg:width="24.369cm" svg:height="13.465cm" svg:x="2.058cm" svg:y="5.453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language="en" fo:country="GB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899cm"/>
      <style:text-properties fo:color="#e6e6e6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Bruce Merry</meta:initial-creator>
    <meta:creation-date>2007-03-01T21:25:36</meta:creation-date>
    <dc:creator>Bruce Merry</dc:creator>
    <dc:date>2007-03-02T08:34:23</dc:date>
    <dc:language>en-GB</dc:language>
    <meta:editing-cycles>16</meta:editing-cycles>
    <meta:editing-duration>PT18M35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